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8cm" fo:min-width="2.87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8cm" fo:min-width="2.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8cm" fo:min-width="18.2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8cm" fo:min-width="3.80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8cm" fo:min-width="13.951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8cm" fo:min-width="0.47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  <style:text-properties fo:font-weight="normal"/>
    </style:style>
    <style:style style:name="P4" style:family="paragraph">
      <loext:graphic-properties draw:fill-color="#ffffff"/>
      <style:paragraph-properties fo:text-align="center" style:writing-mode="lr-tb"/>
      <style:text-properties fo:font-weight="normal"/>
    </style:style>
    <style:style style:name="P5" style:family="paragraph"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6" style:family="paragraph">
      <loext:graphic-properties draw:fill-color="#ffffff"/>
      <style:paragraph-properties fo:text-align="center" style:writing-mode="lr-tb"/>
      <style:text-properties fo:font-style="italic" fo:font-weight="normal" style:font-style-asian="italic" style:font-style-complex="italic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-color="#eeeeee"/>
      <style:paragraph-properties fo:text-align="center" style:writing-mode="lr-tb"/>
      <style:text-properties fo:font-weight="bold"/>
    </style:style>
    <style:style style:name="P9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13cm" svg:height="2.864cm" svg:x="1.398cm" svg:y="16.286cm">
          <text:p text:style-name="P1"><text:span text:style-name="T1">OpenZeppel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13cm" svg:height="2.864cm" svg:x="5.222cm" svg:y="16.286cm">
          <text:p text:style-name="P1"><text:span text:style-name="T1">IP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14cm" svg:height="2.864cm" svg:x="9.045cm" svg:y="16.286cm">
          <text:p text:style-name="P1"><text:span text:style-name="T1">E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13cm" svg:height="2.864cm" svg:x="12.962cm" svg:y="16.286cm">
          <text:p text:style-name="P1"><text:span text:style-name="T1">Chain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13cm" svg:height="2.864cm" svg:x="16.786cm" svg:y="16.286cm">
          <text:p text:style-name="P1"><text:span text:style-name="T1">zkSyn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814cm" svg:height="2.864cm" svg:x="1.414cm" svg:y="19.682cm">
          <text:p text:style-name="P3">Ethere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37cm" svg:height="2.864cm" svg:x="1.398cm" svg:y="9.486cm">
          <text:p text:style-name="P1"><text:span text:style-name="T1">WAM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37cm" svg:height="2.864cm" svg:x="11.055cm" svg:y="9.486cm">
          <text:p text:style-name="P1"><text:span text:style-name="T1">RE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37cm" svg:height="2.864cm" svg:x="15.883cm" svg:y="9.486cm">
          <text:p text:style-name="P1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37cm" svg:height="2.864cm" svg:x="6.226cm" svg:y="9.486cm">
          <text:p text:style-name="P1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8.814cm" svg:height="2.864cm" svg:x="1.414cm" svg:y="6.082cm">
          <text:p text:style-name="P5"><text:span text:style-name="T2">Web3 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4.485cm" svg:height="2.864cm" svg:x="1.414cm" svg:y="12.934cm">
          <text:p text:style-name="P7"><text:span text:style-name="T3">Decentralized WAMP Service Mesh</text:span><text:span text:style-name="T3"><text:line-break/></text:span><text:span text:style-name="T3"/></text:p>
          <text:p text:style-name="P7"><text:span text:style-name="T4">(WAMP Router with R2R Links, e.g. </text:span><text:span text:style-name="T5">Crossbar.io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009cm" svg:height="2.864cm" svg:x="16.914cm" svg:y="12.9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009cm" svg:height="2.864cm" svg:x="18.038cm" svg:y="12.9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009cm" svg:height="2.864cm" svg:x="19.162cm" svg:y="12.934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.311cm" svg:height="1.02cm" svg:x="15.917cm" svg:y="13.757cm">
          <draw:text-box>
            <text:p><text:span text:style-name="T6">...</text:span></text:p>
          </draw:text-box>
        </draw:frame>
        <draw:frame draw:style-name="gr8" draw:text-style-name="P12" draw:layer="layout" svg:width="18.327cm" svg:height="1.195cm" svg:x="1.65cm" svg:y="1.65cm">
          <draw:text-box>
            <text:p text:style-name="P11"><text:span text:style-name="T7">WEP008 - Decentralized WAMP Service Mes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0:40:57.436544531</meta:creation-date>
    <dc:date>2021-12-16T11:02:14.478132167</dc:date>
    <meta:editing-duration>PT8M35S</meta:editing-duration>
    <meta:editing-cycles>4</meta:editing-cycles>
    <meta:generator>LibreOffice/6.4.7.2$Linux_X86_64 LibreOffice_project/40$Build-2</meta:generator>
    <meta:document-statistic meta:object-count="17"/>
  </office:meta>
</office:document-meta>
</file>